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ase_footpri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_lin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eel_left_rear_join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heel_right_rear_join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heel_left_front_join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heel_right_front_joint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mu_link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ase_scan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amera_bottom_screw_fram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amera_link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amera_depth_fram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mera_depth_optical_fram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mera_left_ir_frame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camera_left_ir_optical_fram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amera_right_ir_frame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camera_right_ir_optical_fram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amera_color_frame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camera_color_optical_fram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ink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link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ink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ink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link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ripper_link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ripper_link_su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nd_effector_li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7:17:30.555120394</meta:creation-date>
    <dc:date>2019-08-27T17:40:42.029180074</dc:date>
    <meta:editing-duration>PT13M1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